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33cm" draw:marker-end="" draw:marker-end-width="0.13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svg:stroke-color="#000000" draw:marker-start-width="0.33cm" draw:marker-end-width="0.13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color="#000000" draw:marker-end="Arrow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0000" draw:marker-start="Small_20_Arrow" draw:marker-start-width="0.1cm" draw:marker-end="Small_20_Arrow" draw:marker-end-width="0.1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cm" svg:y1="9cm" svg:x2="5cm" svg:y2="9cm">
          <text:p/>
        </draw:line>
        <draw:line draw:style-name="gr1" draw:text-style-name="P1" draw:layer="layout" svg:x1="3cm" svg:y1="10cm" svg:x2="5cm" svg:y2="10cm">
          <text:p/>
        </draw:line>
        <draw:line draw:style-name="gr1" draw:text-style-name="P1" draw:layer="layout" svg:x1="3cm" svg:y1="11cm" svg:x2="5cm" svg:y2="11cm">
          <text:p/>
        </draw:line>
        <draw:line draw:style-name="gr1" draw:text-style-name="P1" draw:layer="layout" svg:x1="5.5cm" svg:y1="9cm" svg:x2="7.5cm" svg:y2="9cm">
          <text:p/>
        </draw:line>
        <draw:line draw:style-name="gr1" draw:text-style-name="P1" draw:layer="layout" svg:x1="5.5cm" svg:y1="10cm" svg:x2="7.5cm" svg:y2="10cm">
          <text:p/>
        </draw:line>
        <draw:line draw:style-name="gr1" draw:text-style-name="P1" draw:layer="layout" svg:x1="5.5cm" svg:y1="11cm" svg:x2="7.5cm" svg:y2="11cm">
          <text:p/>
        </draw:line>
        <draw:line draw:style-name="gr2" draw:text-style-name="P1" draw:layer="layout" svg:x1="5cm" svg:y1="11cm" svg:x2="5.5cm" svg:y2="9cm">
          <text:p/>
        </draw:line>
        <draw:line draw:style-name="gr2" draw:text-style-name="P1" draw:layer="layout" svg:x1="5cm" svg:y1="9cm" svg:x2="5.272cm" svg:y2="9.534cm">
          <text:p/>
        </draw:line>
        <draw:path draw:style-name="gr2" draw:text-style-name="P1" draw:layer="layout" svg:width="0.203cm" svg:height="0.158cm" draw:transform="rotate (-0.643502895210309) translate (5.30112585843244cm 9.48716569639365cm)" svg:viewBox="0 0 204 159" svg:d="M0 59c160-120 220-40 200 100">
          <text:p/>
        </draw:path>
        <draw:line draw:style-name="gr2" draw:text-style-name="P1" draw:layer="layout" svg:x1="5.368cm" svg:y1="9.726cm" svg:x2="5.5cm" svg:y2="10cm">
          <text:p/>
        </draw:line>
        <draw:line draw:style-name="gr2" draw:text-style-name="P1" draw:layer="layout" svg:x1="5cm" svg:y1="10cm" svg:x2="5.1cm" svg:y2="10.2cm">
          <text:p/>
        </draw:line>
        <draw:path draw:style-name="gr2" draw:text-style-name="P1" draw:layer="layout" svg:width="0.203cm" svg:height="0.158cm" draw:transform="rotate (-0.643502895210309) translate (5.13512585843244cm 10.1531656963936cm)" svg:viewBox="0 0 204 159" svg:d="M0 59c160-120 220-40 200 100">
          <text:p/>
        </draw:path>
        <draw:line draw:style-name="gr2" draw:text-style-name="P1" draw:layer="layout" svg:x1="5.2cm" svg:y1="10.4cm" svg:x2="5.5cm" svg:y2="11cm">
          <text:p/>
        </draw:line>
        <draw:line draw:style-name="gr1" draw:text-style-name="P1" draw:layer="layout" svg:x1="8cm" svg:y1="9cm" svg:x2="10cm" svg:y2="9cm">
          <text:p/>
        </draw:line>
        <draw:line draw:style-name="gr1" draw:text-style-name="P1" draw:layer="layout" svg:x1="8cm" svg:y1="10cm" svg:x2="10cm" svg:y2="10cm">
          <text:p/>
        </draw:line>
        <draw:line draw:style-name="gr1" draw:text-style-name="P1" draw:layer="layout" svg:x1="8cm" svg:y1="11cm" svg:x2="10cm" svg:y2="11cm">
          <text:p/>
        </draw:line>
        <draw:line draw:style-name="gr2" draw:text-style-name="P1" draw:layer="layout" svg:x1="7.5cm" svg:y1="11cm" svg:x2="8cm" svg:y2="9cm">
          <text:p/>
        </draw:line>
        <draw:line draw:style-name="gr2" draw:text-style-name="P1" draw:layer="layout" svg:x1="7.5cm" svg:y1="9cm" svg:x2="7.772cm" svg:y2="9.534cm">
          <text:p/>
        </draw:line>
        <draw:path draw:style-name="gr2" draw:text-style-name="P1" draw:layer="layout" svg:width="0.203cm" svg:height="0.158cm" draw:transform="rotate (-0.643502895210309) translate (7.80112585843244cm 9.48716569639365cm)" svg:viewBox="0 0 204 159" svg:d="M0 59c160-120 220-40 200 100">
          <text:p/>
        </draw:path>
        <draw:line draw:style-name="gr2" draw:text-style-name="P1" draw:layer="layout" svg:x1="7.868cm" svg:y1="9.726cm" svg:x2="8cm" svg:y2="10cm">
          <text:p/>
        </draw:line>
        <draw:line draw:style-name="gr2" draw:text-style-name="P1" draw:layer="layout" svg:x1="7.5cm" svg:y1="10cm" svg:x2="7.6cm" svg:y2="10.2cm">
          <text:p/>
        </draw:line>
        <draw:path draw:style-name="gr2" draw:text-style-name="P1" draw:layer="layout" svg:width="0.203cm" svg:height="0.158cm" draw:transform="rotate (-0.643502895210309) translate (7.63512585843244cm 10.1531656963936cm)" svg:viewBox="0 0 204 159" svg:d="M0 59c160-120 220-40 200 100">
          <text:p/>
        </draw:path>
        <draw:line draw:style-name="gr2" draw:text-style-name="P1" draw:layer="layout" svg:x1="7.7cm" svg:y1="10.4cm" svg:x2="8cm" svg:y2="11cm">
          <text:p/>
        </draw:line>
        <draw:line draw:style-name="gr3" draw:text-style-name="P1" draw:layer="layout" svg:x1="3.6cm" svg:y1="9cm" svg:x2="4.1cm" svg:y2="9cm">
          <text:p/>
        </draw:line>
        <draw:line draw:style-name="gr3" draw:text-style-name="P1" draw:layer="layout" svg:x1="3.5cm" svg:y1="10cm" svg:x2="4cm" svg:y2="10cm">
          <text:p/>
        </draw:line>
        <draw:line draw:style-name="gr3" draw:text-style-name="P1" draw:layer="layout" svg:x1="3.5cm" svg:y1="11cm" svg:x2="4cm" svg:y2="11cm">
          <text:p/>
        </draw:line>
        <draw:line draw:style-name="gr3" draw:text-style-name="P1" draw:layer="layout" svg:x1="6.3cm" svg:y1="9cm" svg:x2="6.8cm" svg:y2="9cm">
          <text:p/>
        </draw:line>
        <draw:line draw:style-name="gr3" draw:text-style-name="P1" draw:layer="layout" svg:x1="6.2cm" svg:y1="10cm" svg:x2="6.7cm" svg:y2="10cm">
          <text:p/>
        </draw:line>
        <draw:line draw:style-name="gr3" draw:text-style-name="P1" draw:layer="layout" svg:x1="6.2cm" svg:y1="11cm" svg:x2="6.7cm" svg:y2="11cm">
          <text:p/>
        </draw:line>
        <draw:line draw:style-name="gr3" draw:text-style-name="P1" draw:layer="layout" svg:x1="8.9cm" svg:y1="9cm" svg:x2="9.4cm" svg:y2="9cm">
          <text:p/>
        </draw:line>
        <draw:line draw:style-name="gr3" draw:text-style-name="P1" draw:layer="layout" svg:x1="8.8cm" svg:y1="10cm" svg:x2="9.3cm" svg:y2="10cm">
          <text:p/>
        </draw:line>
        <draw:line draw:style-name="gr3" draw:text-style-name="P1" draw:layer="layout" svg:x1="8.8cm" svg:y1="11cm" svg:x2="9.3cm" svg:y2="11cm">
          <text:p/>
        </draw:line>
        <draw:frame draw:style-name="gr4" draw:text-style-name="P2" draw:layer="layout" svg:width="0.547cm" svg:height="0.53cm" svg:x="3.953cm" svg:y="8.4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0.547cm" svg:height="0.53cm" svg:x="3.953cm" svg:y="9.4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0.542cm" svg:height="0.53cm" svg:x="3.953cm" svg:y="10.4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0.542cm" svg:height="0.53cm" svg:x="6.554cm" svg:y="8.4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0.547cm" svg:height="0.53cm" svg:x="6.554cm" svg:y="9.4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0.547cm" svg:height="0.53cm" svg:x="6.554cm" svg:y="10.4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2" draw:layer="layout" svg:width="0.547cm" svg:height="0.53cm" svg:x="9.155cm" svg:y="8.4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2" draw:layer="layout" svg:width="0.542cm" svg:height="0.53cm" svg:x="9.155cm" svg:y="9.4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" draw:layer="layout" svg:width="0.547cm" svg:height="0.53cm" svg:x="9.155cm" svg:y="10.4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1" draw:layer="layout" svg:x1="3cm" svg:y1="11.8cm" svg:x2="3cm" svg:y2="12.2cm">
          <text:p/>
        </draw:line>
        <draw:line draw:style-name="gr6" draw:text-style-name="P1" draw:layer="layout" svg:x1="5.4cm" svg:y1="12cm" svg:x2="3cm" svg:y2="12cm">
          <text:p/>
        </draw:line>
        <draw:line draw:style-name="gr5" draw:text-style-name="P1" draw:layer="layout" svg:x1="5.4cm" svg:y1="11.8cm" svg:x2="5.4cm" svg:y2="12.2cm">
          <text:p/>
        </draw:line>
        <draw:line draw:style-name="gr6" draw:text-style-name="P1" draw:layer="layout" svg:x1="7.8cm" svg:y1="12cm" svg:x2="5.4cm" svg:y2="12cm">
          <text:p/>
        </draw:line>
        <draw:line draw:style-name="gr5" draw:text-style-name="P1" draw:layer="layout" svg:x1="7.8cm" svg:y1="11.8cm" svg:x2="7.8cm" svg:y2="12.2cm">
          <text:p/>
        </draw:line>
        <draw:line draw:style-name="gr6" draw:text-style-name="P1" draw:layer="layout" svg:x1="10.2cm" svg:y1="12cm" svg:x2="7.8cm" svg:y2="12cm">
          <text:p/>
        </draw:line>
        <draw:line draw:style-name="gr5" draw:text-style-name="P1" draw:layer="layout" svg:x1="10.2cm" svg:y1="11.8cm" svg:x2="10.2cm" svg:y2="12.2cm">
          <text:p/>
        </draw:line>
        <draw:frame draw:style-name="gr4" draw:text-style-name="P2" draw:layer="layout" svg:width="1.183cm" svg:height="0.47cm" svg:x="3.617cm" svg:y="11.5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1.183cm" svg:height="0.47cm" svg:x="5.918cm" svg:y="11.5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" draw:layer="layout" svg:width="1.183cm" svg:height="0.47cm" svg:x="8.419cm" svg:y="11.5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1.563cm" svg:height="0.47cm" svg:x="3.5cm" svg:y="1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2" draw:layer="layout" svg:width="1.703cm" svg:height="0.47cm" svg:x="5.801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" draw:layer="layout" svg:width="1.842cm" svg:height="0.47cm" svg:x="8.101cm" svg:y="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22:04:51.154000000</meta:creation-date>
    <dc:date>2018-10-24T22:18:05.353000000</dc:date>
    <meta:editing-duration>PT54S</meta:editing-duration>
    <meta:editing-cycles>1</meta:editing-cycles>
    <meta:document-statistic meta:object-count="54"/>
    <meta:generator>LibreOffice/5.4.3.2$Windows_X86_64 LibreOffice_project/92a7159f7e4af62137622921e809f8546db437e5</meta:generator>
  </office:meta>
</office:document-meta>
</file>

<file path=Object 1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10/content.xml><?xml version="1.0" encoding="utf-8"?>
<math xmlns="http://www.w3.org/1998/Math/MathML" display="block">
  <semantics>
    <mrow>
      <mn>10</mn>
      <mi mathvariant="italic">km</mi>
    </mrow>
    <annotation encoding="StarMath 5.0">10 km</annotation>
  </semantics>
</math>
</file>

<file path=Object 11/content.xml><?xml version="1.0" encoding="utf-8"?>
<math xmlns="http://www.w3.org/1998/Math/MathML" display="block">
  <semantics>
    <mrow>
      <mn>10</mn>
      <mi mathvariant="italic">km</mi>
    </mrow>
    <annotation encoding="StarMath 5.0">10 km</annotation>
  </semantics>
</math>
</file>

<file path=Object 12/content.xml><?xml version="1.0" encoding="utf-8"?>
<math xmlns="http://www.w3.org/1998/Math/MathML" display="block">
  <semantics>
    <mrow>
      <mn>10</mn>
      <mi mathvariant="italic">km</mi>
    </mrow>
    <annotation encoding="StarMath 5.0">10 km</annotation>
  </semantics>
</math>
</file>

<file path=Object 13/content.xml><?xml version="1.0" encoding="utf-8"?>
<math xmlns="http://www.w3.org/1998/Math/MathML" display="block">
  <semantics>
    <mrow>
      <mi mathvariant="italic">Tramo</mi>
      <mi>I</mi>
    </mrow>
    <annotation encoding="StarMath 5.0">Tramo I</annotation>
  </semantics>
</math>
</file>

<file path=Object 14/content.xml><?xml version="1.0" encoding="utf-8"?>
<math xmlns="http://www.w3.org/1998/Math/MathML" display="block">
  <semantics>
    <mrow>
      <mi mathvariant="italic">Tramo</mi>
      <mi mathvariant="italic">II</mi>
    </mrow>
    <annotation encoding="StarMath 5.0">Tramo II</annotation>
  </semantics>
</math>
</file>

<file path=Object 15/content.xml><?xml version="1.0" encoding="utf-8"?>
<math xmlns="http://www.w3.org/1998/Math/MathML" display="block">
  <semantics>
    <mrow>
      <mi mathvariant="italic">Tramo</mi>
      <mi mathvariant="italic">III</mi>
    </mrow>
    <annotation encoding="StarMath 5.0">Tramo III</annotation>
  </semantics>
</math>
</file>

<file path=Object 2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3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4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5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6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7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8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_a</annotation>
  </semantics>
</math>
</file>